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22"/>
        <table:table-column table:style-name="co11" table:default-cell-style-name="ce123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sold or disposed of</text:p>
          </table:table-cell>
          <table:table-cell table:style-name="ce344" office:value-type="string" calcext:value-type="string">
            <text:p>Proceeds (sales price)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Sol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sold or disposed of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/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8: 0.05000000 of 2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8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8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4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4/8: 0.45000000 of 2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5/8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1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9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0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2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4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4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4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20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20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6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7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0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1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2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9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3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9: 0.10000000 of 2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1: 0.30000000 of 3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1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5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1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6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7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8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3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8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8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8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8: 0.25000000 of 5.00000000 B1</text:p>
          </table:table-cell>
          <table:table-cell table:style-name="taxable_event_note_default" office:value-type="string">
            <text:p>1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6: 0.25000000 of 1.00000000 B1</text:p>
          </table:table-cell>
          <table:table-cell table:style-name="taxable_event_note_default" office:value-type="string">
            <text:p>2/2: 0.25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3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13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5/13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6/13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7/13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8/13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3: 0.45000000 of 3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3: 0.50000000 of 3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9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0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1/16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0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1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2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9: 0.30000000 of 5.00000000 B1</text:p>
          </table:table-cell>
          <table:table-cell table:style-name="taxable_event_note_default" office:value-type="string">
            <text:p>2/2: 0.3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9/19: 0.25000000 of 5.00000000 B1</text:p>
          </table:table-cell>
          <table:table-cell table:style-name="taxable_event_note_default" office:value-type="string">
            <text:p>1/2: 0.2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4: 0.05000000 of 1.00000000 B1</text:p>
          </table:table-cell>
          <table:table-cell table:style-name="taxable_event_note_default" office:value-type="string">
            <text:p>2/2: 0.05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0.35000000 of 1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4: 0.40000000 of 1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4/4: 0.20000000 of 1.00000000 B1</text:p>
          </table:table-cell>
          <table:table-cell office:value-type="string" table:style-name="taxable_event_note_default">
            <text:p>1/2: 0.20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25" office:value-type="float" table:style-name="taxable_event_note_fiat"/>
          <table:table-cell office:value="0.17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9: 0.25000000 of 2.00000000 B1</text:p>
          </table:table-cell>
          <table:table-cell office:value-type="string" table:style-name="taxable_event_note_default">
            <text:p>2/2: 0.2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9: 0.50000000 of 2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5/12: 0.05000000 of 3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6/12: 0.10000000 of 3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7/12: 0.15000000 of 3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8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8/12: 0.20000000 of 3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9/12: 0.25000000 of 3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6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0/12: 0.30000000 of 3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2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1/12: 0.35000000 of 3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0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2/12: 0.10000000 of 3.00000000 B1</text:p>
          </table:table-cell>
          <table:table-cell office:value-type="string" table:style-name="taxable_event_note_default">
            <text:p>1/2: 0.1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3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1/13: 0.30000000 of 4.00000000 B1</text:p>
          </table:table-cell>
          <table:table-cell office:value-type="string" table:style-name="taxable_event_note_default">
            <text:p>2/2: 0.3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SELL</text:p>
          </table:table-cell>
          <table:table-cell office:value-type="string" table:style-name="acquired_lot_note_default">
            <text:p>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51"/>
        <table:table-column table:style-name="co20" table:default-cell-style-name="ce251"/>
        <table:table-column table:style-name="co21" table:default-cell-style-name="ce251"/>
        <table:table-column table:style-name="co22" table:default-cell-style-name="ce251"/>
        <table:table-column table:style-name="co12" table:default-cell-style-name="ce251"/>
        <table:table-column table:style-name="co23" table:default-cell-style-name="ce251"/>
        <table:table-column table:style-name="co24" table:default-cell-style-name="ce250"/>
        <table:table-column table:style-name="co25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default-cell-style-name="ce251"/>
        <table:table-column table:style-name="co28" table:default-cell-style-name="ce251"/>
        <table:table-column table:style-name="co29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Default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340"/>
          <table:table-cell table:style-name="ce130"/>
          <table:table-cell table:style-name="ce343"/>
          <table:table-cell table:style-name="ce294"/>
          <table:table-cell table:style-name="ce276"/>
          <table:table-cell table:style-name="ce292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340" office:value-type="string" calcext:value-type="string">
            <text:p>(b)</text:p>
          </table:table-cell>
          <table:table-cell table:style-name="ce130" office:value-type="string" calcext:value-type="string">
            <text:p>(c) </text:p>
          </table:table-cell>
          <table:table-cell table:style-name="ce340" office:value-type="string" calcext:value-type="string">
            <text:p>(d)</text:p>
          </table:table-cell>
          <table:table-cell table:style-name="ce256" office:value-type="string" calcext:value-type="string">
            <text:p>(e)</text:p>
          </table:table-cell>
          <table:table-cell table:style-name="ce346"/>
          <table:table-cell table:style-name="ce346"/>
          <table:table-cell table:style-name="ce268" office:value-type="string" calcext:value-type="string">
            <text:p>(h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341" office:value-type="string" calcext:value-type="string">
            <text:p>Date acquired</text:p>
          </table:table-cell>
          <table:table-cell table:style-name="ce233" office:value-type="string" calcext:value-type="string">
            <text:p>Date donated</text:p>
          </table:table-cell>
          <table:table-cell table:style-name="ce344" office:value-type="string" calcext:value-type="string">
            <text:p>Proceeds (price at</text:p>
          </table:table-cell>
          <table:table-cell table:style-name="ce287" office:value-type="string" calcext:value-type="string">
            <text:p>Cost or other basis.</text:p>
          </table:table-cell>
          <table:table-cell table:style-name="ce343" office:value-type="string" calcext:value-type="string">
            <text:p>(f)</text:p>
          </table:table-cell>
          <table:table-cell table:style-name="ce347" office:value-type="string" calcext:value-type="string">
            <text:p>(g)</text:p>
          </table:table-cell>
          <table:table-cell table:style-name="ce269" office:value-type="string" calcext:value-type="string">
            <text:p>Gain or (loss) </text:p>
          </table:table-cell>
          <table:table-cell table:style-name="ce305" office:value-type="string" calcext:value-type="string">
            <text:p>Transaction</text:p>
          </table:table-cell>
          <table:table-cell table:style-name="ce348" office:value-type="string" calcext:value-type="string">
            <text:p>Acquired lot fraction</text:p>
          </table:table-cell>
          <table:table-cell table:style-name="ce326" office:value-type="string" calcext:value-type="string">
            <text:p>Donat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donat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342" office:value-type="string" calcext:value-type="string">
            <text:p>(Mo., day, yr.)</text:p>
          </table:table-cell>
          <table:table-cell table:style-name="ce236" office:value-type="string" calcext:value-type="string">
            <text:p>(Mo., day, yr.)</text:p>
          </table:table-cell>
          <table:table-cell table:style-name="ce345" office:value-type="string" calcext:value-type="string">
            <text:p>time of donation)</text:p>
          </table:table-cell>
          <table:table-cell table:style-name="ce288"/>
          <table:table-cell table:style-name="ce345"/>
          <table:table-cell table:style-name="ce288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49"/>
          <table:table-cell table:style-name="ce327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8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8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8: 0.10000000 of 2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2: 0.05000000 of 3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1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2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2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9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2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2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2: 0.40000000 of 3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24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7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5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3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26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7/14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office:value-type="string" table:style-name="acquired_lot_note_default">
            <text:p>8/14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38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4: 0.15000000 of 4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3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4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4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4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4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1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4: 0.35000000 of 4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20: 0.05000000 of 5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0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20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4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20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20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20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7/20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8/20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9/20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4" office:value-type="float"/>
          <table:table-cell table:style-name="acquired_lo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0/20: 0.20000000 of 5.00000000 B1</text:p>
          </table:table-cell>
          <table:table-cell table:style-name="taxable_event_note_default" office:value-type="string">
            <text:p>1/2: 0.20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05" office:value-type="float"/>
          <table:table-cell table:style-name="acquired_lot_note_fiat" office:value="0.0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3: 0.15000000 of 1.00000000 B1</text:p>
          </table:table-cell>
          <table:table-cell table:style-name="taxable_event_note_default" office:value-type="string">
            <text:p>2/2: 0.1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0.40000000 of 1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4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7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45000000 of 1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5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3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9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0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1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8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1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8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2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1: 0.15000000 of 3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1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1: 0.20000000 of 3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0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1: 0.25000000 of 3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1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1: 0.30000000 of 3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1: 0.35000000 of 3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3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8" office:value-type="float"/>
          <table:table-cell table:style-name="acquired_lot_note_fiat" office:value="0.2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1: 0.35000000 of 3.00000000 B1</text:p>
          </table:table-cell>
          <table:table-cell table:style-name="taxable_event_note_default" office:value-type="string">
            <text:p>1/2: 0.3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5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26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4/16: 0.05000000 of 4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5/16: 0.10000000 of 4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6/16: 0.10000000 of 4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8: 0.05000000 of 5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8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8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8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8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8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4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4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8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8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4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6: 0.05000000 of 1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6: 0.10000000 of 1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6: 0.15000000 of 1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5:59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6: 0.20000000 of 1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6: 0.25000000 of 1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0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5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7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5: 0.35000000 of 2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5: 0.40000000 of 2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0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1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5: 0.45000000 of 2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5: 0.50000000 of 2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0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3: 0.05000000 of 3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1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3: 0.10000000 of 3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3" office:value-type="float"/>
          <table:table-cell table:style-name="acquired_lot_note_fiat" office:value="0.0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3: 0.10000000 of 3.00000000 B1</text:p>
          </table:table-cell>
          <table:table-cell table:style-name="taxable_event_note_default" office:value-type="string">
            <text:p>1/2: 0.10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15" office:value-type="float"/>
          <table:table-cell table:style-name="acquired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/16: 0.05000000 of 4.00000000 B1</text:p>
          </table:table-cell>
          <table:table-cell table:style-name="taxable_event_note_default" office:value-type="string">
            <text:p>2/2: 0.0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0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16: 0.20000000 of 4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16: 0.25000000 of 4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6: 0.30000000 of 4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6: 0.35000000 of 4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16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6: 0.40000000 of 4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18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6: 0.45000000 of 4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6: 0.50000000 of 4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2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19: 0.05000000 of 5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7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19: 0.10000000 of 5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8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0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19: 0.15000000 of 5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3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19: 0.20000000 of 5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19: 0.25000000 of 5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1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9/19: 0.30000000 of 5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24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7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0/19: 0.35000000 of 5.00000000 B1</text:p>
          </table:table-cell>
          <table:table-cell table:style-name="taxable_event_note_default" office:value-type="string">
            <text:p>1/1: 0.35000000 of 0.3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32" office:value-type="float"/>
          <table:table-cell table:style-name="acquired_lot_note_fiat" office:value="0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2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1/19: 0.40000000 of 5.00000000 B1</text:p>
          </table:table-cell>
          <table:table-cell table:style-name="taxable_event_note_default" office:value-type="string">
            <text:p>1/1: 0.40000000 of 0.4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05" office:value-type="float"/>
          <table:table-cell table:style-name="acquired_lot_note_fiat" office:value="0.2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8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2/19: 0.45000000 of 5.00000000 B1</text:p>
          </table:table-cell>
          <table:table-cell table:style-name="taxable_event_note_default" office:value-type="string">
            <text:p>1/1: 0.45000000 of 0.4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5" office:value-type="float"/>
          <table:table-cell table:style-name="acquired_lot_note_fiat" office:value="0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2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13/19: 0.50000000 of 5.00000000 B1</text:p>
          </table:table-cell>
          <table:table-cell table:style-name="taxable_event_note_default" office:value-type="string">
            <text:p>1/1: 0.50000000 of 0.5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acquired_lot_note_fiat" office:value="0.03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9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acquired_lot_note_fiat" office:value="0.07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4/9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45" office:value-type="float"/>
          <table:table-cell table:style-name="acquired_lot_note_fiat" office:value="0.10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5/9: 0.15000000 of 2.00000000 B1</text:p>
          </table:table-cell>
          <table:table-cell table:style-name="taxable_event_note_default" office:value-type="string">
            <text:p>1/1: 0.15000000 of 0.1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8" office:value-type="float"/>
          <table:table-cell table:style-name="acquired_lot_note_fiat" office:value="0.1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6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6/9: 0.20000000 of 2.00000000 B1</text:p>
          </table:table-cell>
          <table:table-cell table:style-name="taxable_event_note_default" office:value-type="string">
            <text:p>1/1: 0.20000000 of 0.2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5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25" office:value-type="float"/>
          <table:table-cell table:style-name="acquired_lot_note_fiat" office:value="0.1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5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7/9: 0.25000000 of 2.00000000 B1</text:p>
          </table:table-cell>
          <table:table-cell table:style-name="taxable_event_note_default" office:value-type="string">
            <text:p>1/1: 0.25000000 of 0.2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1</text:p>
          </table:table-cell>
          <table:table-cell table:style-name="acquired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8" office:value-type="float"/>
          <table:table-cell table:style-name="acquired_lot_note_fiat" office:value="0.2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3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8/9: 0.30000000 of 2.00000000 B1</text:p>
          </table:table-cell>
          <table:table-cell table:style-name="taxable_event_note_default" office:value-type="string">
            <text:p>1/1: 0.30000000 of 0.3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6:4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table:style-name="acquired_lot_note_default" office:value-type="string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4" office:value-type="float" table:style-name="taxable_event_note_fiat"/>
          <table:table-cell office:value="0.1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9: 0.20000000 of 2.00000000 B1</text:p>
          </table:table-cell>
          <table:table-cell office:value-type="string" table:style-name="taxable_event_note_default">
            <text:p>1/2: 0.20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05" office:value-type="float" table:style-name="taxable_event_note_fiat"/>
          <table:table-cell office:value="0.1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1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/12: 0.15000000 of 3.00000000 B1</text:p>
          </table:table-cell>
          <table:table-cell office:value-type="string" table:style-name="taxable_event_note_default">
            <text:p>2/2: 0.1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2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2/12: 0.40000000 of 3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4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3/12: 0.45000000 of 3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2: 0.50000000 of 3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05" office:value-type="float" table:style-name="taxable_event_note_fiat"/>
          <table:table-cell office:value="0.0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4/13: 0.05000000 of 4.00000000 B1</text:p>
          </table:table-cell>
          <table:table-cell office:value-type="string" table:style-name="taxable_event_note_default">
            <text:p>1/1: 0.05000000 of 0.0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2" office:value-type="float" table:style-name="taxable_event_note_fiat"/>
          <table:table-cell office:value="0.09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5/13: 0.10000000 of 4.00000000 B1</text:p>
          </table:table-cell>
          <table:table-cell office:value-type="string" table:style-name="taxable_event_note_default">
            <text:p>1/1: 0.10000000 of 0.1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45" office:value-type="float" table:style-name="taxable_event_note_fiat"/>
          <table:table-cell office:value="0.13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6/13: 0.15000000 of 4.00000000 B1</text:p>
          </table:table-cell>
          <table:table-cell office:value-type="string" table:style-name="taxable_event_note_default">
            <text:p>1/1: 0.15000000 of 0.1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08" office:value-type="float" table:style-name="taxable_event_note_fiat"/>
          <table:table-cell office:value="0.18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7/13: 0.20000000 of 4.00000000 B1</text:p>
          </table:table-cell>
          <table:table-cell office:value-type="string" table:style-name="taxable_event_note_default">
            <text:p>1/1: 0.20000000 of 0.2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25" office:value-type="float" table:style-name="taxable_event_note_fiat"/>
          <table:table-cell office:value="0.22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1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8/13: 0.25000000 of 4.00000000 B1</text:p>
          </table:table-cell>
          <table:table-cell office:value-type="string" table:style-name="taxable_event_note_default">
            <text:p>1/1: 0.25000000 of 0.2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18" office:value-type="float" table:style-name="taxable_event_note_fiat"/>
          <table:table-cell office:value="0.27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9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9/13: 0.30000000 of 4.00000000 B1</text:p>
          </table:table-cell>
          <table:table-cell office:value-type="string" table:style-name="taxable_event_note_default">
            <text:p>1/1: 0.30000000 of 0.3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245" office:value-type="float" table:style-name="taxable_event_note_fiat"/>
          <table:table-cell office:value="0.31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7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0/13: 0.35000000 of 4.00000000 B1</text:p>
          </table:table-cell>
          <table:table-cell office:value-type="string" table:style-name="taxable_event_note_default">
            <text:p>1/1: 0.35000000 of 0.3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32" office:value-type="float" table:style-name="taxable_event_note_fiat"/>
          <table:table-cell office:value="0.36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04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1/13: 0.40000000 of 4.00000000 B1</text:p>
          </table:table-cell>
          <table:table-cell office:value-type="string" table:style-name="taxable_event_note_default">
            <text:p>1/1: 0.40000000 of 0.4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405" office:value-type="float" table:style-name="taxable_event_note_fiat"/>
          <table:table-cell office:value="0.40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2/13: 0.45000000 of 4.00000000 B1</text:p>
          </table:table-cell>
          <table:table-cell office:value-type="string" table:style-name="taxable_event_note_default">
            <text:p>1/1: 0.45000000 of 0.45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acquired_lot_note_default">
            <text:p>01/01/2015</text:p>
          </table:table-cell>
          <table:table-cell office:value-type="string" table:style-name="taxable_event_note_default">
            <text:p>01/01/2015</text:p>
          </table:table-cell>
          <table:table-cell office:value="0.5" office:value-type="float" table:style-name="taxable_event_note_fiat"/>
          <table:table-cell office:value="0.45" office:value-type="float" table:style-name="acquired_lo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05" office:value-type="float" table:style-name="transparent_fiat"/>
          <table:table-cell office:value-type="string" table:style-name="taxable_event_note_default">
            <text:p>OUT / DONATE</text:p>
          </table:table-cell>
          <table:table-cell office:value-type="string" table:style-name="acquired_lot_note_default">
            <text:p>13/13: 0.50000000 of 4.00000000 B1</text:p>
          </table:table-cell>
          <table:table-cell office:value-type="string" table:style-name="taxable_event_note_default">
            <text:p>1/1: 0.50000000 of 0.5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6:4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51"/>
        <table:table-column table:style-name="co20" table:default-cell-style-name="ce251"/>
        <table:table-column table:style-name="co21" table:visibility="collapse" table:default-cell-style-name="ce251"/>
        <table:table-column table:style-name="co22" table:default-cell-style-name="ce251"/>
        <table:table-column table:style-name="co12" table:visibility="collapse" table:default-cell-style-name="ce251"/>
        <table:table-column table:style-name="co23" table:visibility="collapse" table:default-cell-style-name="ce251"/>
        <table:table-column table:style-name="co24" table:visibility="collapse" table:default-cell-style-name="ce250"/>
        <table:table-column table:style-name="co25" table:visibility="collapse" table:default-cell-style-name="ce250"/>
        <table:table-column table:style-name="co26" table:default-cell-style-name="ce251"/>
        <table:table-column table:style-name="co27" table:default-cell-style-name="ce251"/>
        <table:table-column table:style-name="co28" table:visibility="collapse" table:default-cell-style-name="ce251"/>
        <table:table-column table:style-name="co28" table:visibility="collapse" table:default-cell-style-name="ce251"/>
        <table:table-column table:style-name="co29" table:visibility="collapse" table:default-cell-style-name="ce251"/>
        <table:table-column table:style-name="co30" table:default-cell-style-name="ce251"/>
        <table:table-column table:style-name="co31" table:default-cell-style-name="ce251"/>
        <table:table-column table:style-name="co9" table:default-cell-style-name="ce251"/>
        <table:table-column table:style-name="co32" table:default-cell-style-name="ce251"/>
        <table:table-column table:style-name="co33" table:default-cell-style-name="ce251"/>
        <table:table-column table:style-name="co34" table:default-cell-style-name="ce251"/>
        <table:table-column table:style-name="co9" table:default-cell-style-name="ce251"/>
        <table:table-column table:style-name="co35" table:default-cell-style-name="ce251"/>
        <table:table-column table:style-name="co9" table:default-cell-style-name="ce251"/>
        <table:table-row table:style-name="ro4">
          <table:table-cell table:style-name="ce126" office:value-type="string" calcext:value-type="string" table:number-columns-spanned="14" table:number-rows-spanned="1">
            <text:p>Crypto Interest</text:p>
          </table:table-cell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14" table:number-rows-spanned="1"/>
          <table:covered-table-cell table:style-name="ce128"/>
          <table:covered-table-cell table:style-name="ce255"/>
          <table:covered-table-cell table:style-name="ce130"/>
          <table:covered-table-cell table:style-name="ce276"/>
          <table:covered-table-cell table:style-name="ce276"/>
          <table:covered-table-cell table:style-name="ce276"/>
          <table:covered-table-cell table:style-name="ce292"/>
          <table:covered-table-cell table:style-name="ce292"/>
          <table:covered-table-cell table:style-name="ce302"/>
          <table:covered-table-cell table:style-name="ce311"/>
          <table:covered-table-cell table:style-name="ce311"/>
          <table:covered-table-cell table:style-name="ce311"/>
          <table:covered-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5"/>
          <table:table-cell table:style-name="ce130"/>
          <table:table-cell table:style-name="ce276"/>
          <table:table-cell table:style-name="ce276"/>
          <table:table-cell table:style-name="ce276"/>
          <table:table-cell table:style-name="ce292"/>
          <table:table-cell table:style-name="ce292"/>
          <table:table-cell table:style-name="ce302"/>
          <table:table-cell table:style-name="ce311"/>
          <table:table-cell table:style-name="ce311"/>
          <table:table-cell table:style-name="ce311"/>
          <table:table-cell table:style-name="ce31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/>
          <table:table-cell table:style-name="ce128"/>
          <table:table-cell table:style-name="ce256"/>
          <table:table-cell table:style-name="ce268"/>
          <table:table-cell table:style-name="ce277"/>
          <table:table-cell table:style-name="ce276"/>
          <table:table-cell table:style-name="ce276"/>
          <table:table-cell table:style-name="ce293"/>
          <table:table-cell table:style-name="ce298"/>
          <table:table-cell table:style-name="ce303" office:value-type="string" calcext:value-type="string" table:number-columns-spanned="5" table:number-rows-spanned="2">
            <text:p>Additional Transaction Information</text:p>
          </table:table-cell>
          <table:covered-table-cell table:style-name="ce312"/>
          <table:covered-table-cell table:style-name="ce319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 office:value-type="string" calcext:value-type="string" table:number-columns-spanned="2" table:number-rows-spanned="1">
            <text:p>(a)</text:p>
          </table:table-cell>
          <table:covered-table-cell table:style-name="ce130"/>
          <table:table-cell table:style-name="ce256"/>
          <table:table-cell table:style-name="ce268" office:value-type="string" calcext:value-type="string">
            <text:p>(b) </text:p>
          </table:table-cell>
          <table:table-cell table:style-name="ce268"/>
          <table:table-cell table:style-name="ce255"/>
          <table:table-cell table:style-name="ce276"/>
          <table:table-cell table:style-name="ce294"/>
          <table:table-cell table:style-name="ce268" office:value-type="string" calcext:value-type="string">
            <text:p>(c) </text:p>
          </table:table-cell>
          <table:covered-table-cell table:style-name="ce304"/>
          <table:covered-table-cell table:style-name="ce313"/>
          <table:covered-table-cell table:style-name="ce320"/>
          <table:covered-table-cell table:style-name="ce319"/>
          <table:covered-table-cell table:style-name="ce3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3" office:value-type="string" calcext:value-type="string" table:number-columns-spanned="2" table:number-rows-spanned="1">
            <text:p>Description of property</text:p>
          </table:table-cell>
          <table:covered-table-cell table:style-name="ce233"/>
          <table:table-cell table:style-name="ce257"/>
          <table:table-cell table:style-name="ce269" office:value-type="string" calcext:value-type="string">
            <text:p>Date earned</text:p>
          </table:table-cell>
          <table:table-cell table:style-name="ce279"/>
          <table:table-cell table:style-name="ce287"/>
          <table:table-cell table:style-name="ce276"/>
          <table:table-cell table:style-name="ce294"/>
          <table:table-cell table:style-name="ce269" office:value-type="string" calcext:value-type="string">
            <text:p>Gain</text:p>
          </table:table-cell>
          <table:table-cell table:style-name="ce305" office:value-type="string" calcext:value-type="string">
            <text:p>Transaction</text:p>
          </table:table-cell>
          <table:table-cell table:style-name="ce314"/>
          <table:table-cell table:style-name="ce305" office:value-type="string" calcext:value-type="string">
            <text:p>Earned lot fraction</text:p>
          </table:table-cell>
          <table:table-cell table:style-name="ce323" office:value-type="string" calcext:value-type="string">
            <text:p>Capital </text:p>
          </table:table-cell>
          <table:table-cell table:style-name="ce326" office:value-type="string" calcext:value-type="string">
            <text:p>Date earned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 office:value-type="string" calcext:value-type="string" table:number-columns-spanned="2" table:number-rows-spanned="1">
            <text:p>(Example: 100 sh. XYZ Co.) </text:p>
          </table:table-cell>
          <table:covered-table-cell table:style-name="ce236"/>
          <table:table-cell table:style-name="ce259"/>
          <table:table-cell table:style-name="ce270" office:value-type="string" calcext:value-type="string">
            <text:p>(Mo., day, yr.)</text:p>
          </table:table-cell>
          <table:table-cell table:style-name="ce280"/>
          <table:table-cell table:style-name="ce288"/>
          <table:table-cell table:style-name="ce288"/>
          <table:table-cell table:style-name="ce295"/>
          <table:table-cell table:style-name="ce280"/>
          <table:table-cell table:style-name="ce306" office:value-type="string" calcext:value-type="string">
            <text:p>Type</text:p>
          </table:table-cell>
          <table:table-cell table:style-name="ce315"/>
          <table:table-cell table:style-name="ce306"/>
          <table:table-cell table:style-name="ce324" office:value-type="string" calcext:value-type="string">
            <text:p>Gains Type</text:p>
          </table:table-cell>
          <table:table-cell table:style-name="ce327" office:value-type="string" calcext:value-type="string">
            <text:p>(full timestamp including time)</text:p>
          </table:table-cell>
          <table:table-cell table:style-name="ce33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2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4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5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6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19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20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1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2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1:33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3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1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2:01+00:00</text:p>
          </table:table-cell>
          <table:table-cell table:style-name="ce325"/>
          <table:table-cell table:style-name="ce325"/>
          <table:table-cell table:style-name="ce331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5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6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7:01+00:00</text:p>
          </table:table-cell>
          <table:table-cell table:style-name="ce333"/>
          <table:table-cell table:style-name="ce250"/>
          <table:table-cell table:style-name="ce334"/>
          <table:table-cell table:style-name="ce337"/>
          <table:table-cell table:style-name="ce337"/>
          <table:table-cell table:style-name="ce250"/>
          <table:table-cell table:style-name="ce337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8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20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1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2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3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4:01+00:00</text:p>
          </table:table-cell>
          <table:table-cell table:style-name="ce332"/>
          <table:table-cell table:style-name="ce250"/>
          <table:table-cell table:style-name="ce335"/>
          <table:table-cell table:style-name="ce338"/>
          <table:table-cell table:style-name="ce338"/>
          <table:table-cell table:style-name="ce250"/>
          <table:table-cell table:style-name="ce338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3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4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3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6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7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8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2:5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00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1:01+00:00</text:p>
          </table:table-cell>
          <table:table-cell table:style-name="ce332"/>
          <table:table-cell table:style-name="ce250"/>
          <table:table-cell table:style-name="ce265"/>
          <table:table-cell table:style-name="ce265"/>
          <table:table-cell table:style-name="ce265"/>
          <table:table-cell table:style-name="ce250"/>
          <table:table-cell table:style-name="ce265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7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8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19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20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1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2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3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4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5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6:01+00:00</text:p>
          </table:table-cell>
          <table:table-cell table:style-name="ce332"/>
          <table:table-cell table:style-name="ce250"/>
          <table:table-cell table:style-name="ce336"/>
          <table:table-cell table:style-name="ce339"/>
          <table:table-cell table:style-name="ce339"/>
          <table:table-cell table:style-name="ce250"/>
          <table:table-cell table:style-name="ce339"/>
          <table:table-cell table:style-name="ce25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7:01+00:00</text:p>
          </table:table-cell>
          <table:table-cell table:style-name="ce332"/>
          <table:table-cell table:style-name="ce250"/>
          <table:table-cell table:style-name="ce264"/>
          <table:table-cell table:style-name="ce264"/>
          <table:table-cell table:style-name="ce264"/>
          <table:table-cell table:style-name="ce250"/>
          <table:table-cell table:style-name="ce264"/>
          <table:table-cell table:style-name="ce25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8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39:01+00:00</text:p>
          </table:table-cell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 table:style-name="ce250"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4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1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2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9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9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3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4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5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5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5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6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1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2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8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3.6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6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4.00000000 of 4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3:59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5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5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5.00000000 of 5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0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1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1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4:07:01+00:00</text:p>
          </table:table-cell>
          <table:table-cell table:style-name="ce250"/>
          <table:table-cell table:style-name="ce25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table:style-name="transparent_default" office:value-type="string">
            <text:p/>
          </table:table-cell>
          <table:table-cell office:value-type="string" table:style-name="taxable_event_note_default">
            <text:p>01/01/2015</text:p>
          </table:table-cell>
          <table:table-cell office:value="0.9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5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5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0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1.00000000 of 1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1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2.00000000 of 2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2.4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4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3.00000000 of 3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3.6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6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4.00000000 of 4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.0" office:value-type="float" table:style-name="transparent_crypto"/>
          <table:table-cell office:value-type="string" table:style-name="transparent_default">
            <text:p>B1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01/01/2015</text:p>
          </table:table-cell>
          <table:table-cell office:value="5.0" office:value-type="float" table:style-name="taxable_event_note_fi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5.0" office:value-type="float" table:style-name="transparent_fiat"/>
          <table:table-cell office:value-type="string" table:style-name="taxable_event_note_default">
            <text:p>IN / INTEREST</text:p>
          </table:table-cell>
          <table:table-cell office:value-type="string" table:style-name="transparent_default">
            <text:p/>
          </table:table-cell>
          <table:table-cell office:value-type="string" table:style-name="taxable_event_note_default">
            <text:p>1/1: 5.00000000 of 5.00000000 B1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15-01-01 04:07:01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5:38:22.774581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